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7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.75cm" svg:height="1.75cm" svg:x="2.625cm" svg:y="2.75cm">
          <draw:text-box>
            <text:p text:style-name="P1">Computer - Aufbau</text:p>
          </draw:text-box>
        </draw:frame>
        <draw:custom-shape draw:style-name="gr2" draw:text-style-name="P1" draw:layer="layout" svg:width="8.25cm" svg:height="2cm" svg:x="6.25cm" svg:y="5.5cm">
          <text:p text:style-name="P1">Netzwe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cm" svg:height="2cm" svg:x="6.25cm" svg:y="10.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cm" svg:height="2cm" svg:x="6.25cm" svg:y="14.9cm">
          <text:p text:style-name="P1">Hauptspei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cm" svg:height="2cm" svg:x="6.25cm" svg:y="23.1cm">
          <text:p text:style-name="P1">Festspeich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5cm" svg:y1="8.2cm" svg:x2="10.25cm" svg:y2="9.7cm">
          <text:p/>
        </draw:line>
        <draw:line draw:style-name="gr3" draw:text-style-name="P3" draw:layer="layout" svg:x1="10.25cm" svg:y1="12.9cm" svg:x2="10.25cm" svg:y2="14.4cm">
          <text:p/>
        </draw:line>
        <draw:line draw:style-name="gr3" draw:text-style-name="P3" draw:layer="layout" svg:x1="10.25cm" svg:y1="17.7cm" svg:x2="10.25cm" svg:y2="22.25cm">
          <text:p/>
        </draw:line>
        <draw:custom-shape draw:style-name="gr4" draw:text-style-name="P1" draw:layer="layout" svg:width="3.5cm" svg:height="1.75cm" svg:x="1.75cm" svg:y="8.5cm">
          <text:p text:style-name="P1">Peripher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75cm" svg:x="1.75cm" svg:y="12.7cm">
          <text:p text:style-name="P1">Peripher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75cm" svg:x="1.75cm" svg:y="17.8cm">
          <text:p text:style-name="P1">Peripher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75cm" svg:x="15.55cm" svg:y="17.8cm">
          <text:p text:style-name="P1">Peripher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75cm" svg:x="15.65cm" svg:y="12.7cm">
          <text:p text:style-name="P1">Peripher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75cm" svg:x="15.55cm" svg:y="8.2cm">
          <text:p text:style-name="P1">Peripheri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2:59:26.463354480</meta:creation-date>
    <meta:generator>LibreOffice/7.4.7.2$Linux_X86_64 LibreOffice_project/40$Build-2</meta:generator>
    <dc:date>2023-10-16T13:06:53.375772580</dc:date>
    <meta:editing-duration>PT7M23S</meta:editing-duration>
    <meta:editing-cycles>9</meta:editing-cycles>
    <meta:document-statistic meta:object-count="14"/>
  </office:meta>
</office:document-meta>
</file>